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diesem Dokument möchten wir die Anforderungen an unsere Software anhand der von uns erstellten UserStories festhalten. Diese UserStories enthalten alle Aspekte, die für den User von Bedeutung sind um mit dem Programm zu arbei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8-11-14T11:59:33</meta:creation-date>
    <meta:document-statistic meta:table-count="0" meta:image-count="0" meta:object-count="0" meta:page-count="1" meta:paragraph-count="1" meta:word-count="35" meta:character-count="232"/>
    <dc:date>2008-11-14T12:05:57</dc:date>
    <meta:editing-duration>PT00H06M25S</meta:editing-duration>
    <meta:editing-cycles>1</meta:editing-cycles>
    <meta:generator>OpenOffice.org/3.0$Linux OpenOffice.org_project/300m7$Build-9354</meta:generator>
  </office:meta>
</office:document-meta>
</file>